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4.249cm">
          <text:p text:style-name="P1"><text:span text:style-name="T1">op_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cm" svg:y1="6.2cm" svg:x2="19.8cm" svg:y2="6.2cm">
          <text:p/>
        </draw:line>
        <draw:line draw:style-name="gr2" draw:text-style-name="P1" draw:layer="layout" svg:x1="7.5cm" svg:y1="6cm" svg:x2="12.5cm" svg:y2="6.1cm">
          <text:p/>
        </draw:line>
        <draw:frame draw:style-name="gr3" draw:text-style-name="P3" draw:layer="layout" svg:width="6.8cm" svg:height="1.45cm" svg:x="19.9cm" svg:y="5.603cm">
          <draw:text-box>
            <text:p text:style-name="P3"><text:span text:style-name="T2"><text:s/></text:span><text:span text:style-name="T2">result =</text:span></text:p>
            <text:p text:style-name="P3"><text:span text:style-name="T2">[0. <text:s text:c="2"/>0.69314718 <text:s/>1.09861231]</text:span></text:p>
          </draw:text-box>
        </draw:frame>
        <draw:custom-shape draw:style-name="gr1" draw:text-style-name="P2" draw:layer="layout" svg:width="4.7cm" svg:height="3.7cm" svg:x="2.7cm" svg:y="4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4" draw:layer="layout" svg:width="4.7cm" svg:height="1.25cm" svg:x="16.8cm" svg:y="9.3cm">
          <draw:text-box>
            <text:p><text:span text:style-name="T3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1T19:07:24</dc:date>
    <dc:creator>tokai </dc:creator>
    <meta:editing-duration>PT5M40S</meta:editing-duration>
    <meta:editing-cycles>15</meta:editing-cycles>
    <meta:generator>LibreOffice/3.5$Linux_x86 LibreOffice_project/350m1$Build-2</meta:generator>
    <meta:document-statistic meta:object-count="7"/>
  </office:meta>
</office:document-meta>
</file>